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5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Schematic checks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mment</text:p>
          </table:table-cell>
          <table:table-cell table:style-name="ce1"/>
          <table:table-cell table:number-columns-repeated="16380"/>
        </table:table-row>
        <table:table-row table:style-name="ro1">
          <table:table-cell table:style-name="ce1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Global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Pass ERC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0 Errors, 0 Warning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emainng Warnings checked and OK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Testing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LEDs on all power lines</text:p>
          </table:table-cell>
          <table:table-cell table:style-name="ce2" office:value-type="string" calcext:value-type="string">
            <text:p>OK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Power management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table:style-name="ce2" office:value-type="string" calcext:value-type="string">
            <text:p>All power lines clearly labeled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Polarity protection if required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Fuse if necessary</text:p>
          </table:table-cell>
          <table:table-cell table:style-name="ce2" office:value-type="string" calcext:value-type="string">
            <text:p>none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1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Schematic – CPU</text:p>
          </table:table-cell>
          <table:table-cell table:style-name="ce2"/>
          <table:table-cell table:style-name="ce1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Title block filled out correctly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16381"/>
        </table:table-row>
        <table:table-row table:style-name="ro1">
          <table:table-cell table:style-name="ce2" office:value-type="string" calcext:value-type="string">
            <text:p>All separate blocks have name/border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16381"/>
        </table:table-row>
        <table:table-row table:style-name="ro1">
          <table:table-cell table:style-name="ce2" office:value-type="string" calcext:value-type="string">
            <text:p>All properly aligned</text:p>
          </table:table-cell>
          <table:table-cell table:style-name="ce2" office:value-type="string" calcext:value-type="string">
            <text:p>OK</text:p>
          </table:table-cell>
          <table:table-cell/>
          <table:table-cell table:style-name="ce2" table:number-columns-repeated="16381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1" office:value-type="string" calcext:value-type="string">
            <text:p>Schematic – Support</text:p>
          </table:table-cell>
          <table:table-cell table:style-name="ce2"/>
          <table:table-cell table:style-name="ce1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Title block filled out correctly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All separate blocks have name/border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>
            <text:p>All properly aligned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16382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U1 – Schmitt Trigger</text:p>
          </table:table-cell>
          <table:table-cell table:style-name="ce2" table:number-columns-repeated="3"/>
          <table:table-cell table:number-columns-repeated="16380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74LS14 but should work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table:style-name="ce2" office:value-type="string" calcext:value-type="string">
            <text:p>OK</text:p>
          </table:table-cell>
          <table:table-cell table:style-name="ce2" table:number-columns-repeated="2"/>
          <table:table-cell table:number-columns-repeated="16380"/>
        </table:table-row>
        <table:table-row table:style-name="ro1">
          <table:table-cell table:style-name="ce2" table:number-columns-repeated="4"/>
          <table:table-cell table:number-columns-repeated="16380"/>
        </table:table-row>
        <table:table-row table:style-name="ro1">
          <table:table-cell table:style-name="ce1" office:value-type="string" calcext:value-type="string">
            <text:p>U2 – Z80 CPU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3 – RAM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4 – ROM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5 Atmega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6 SIO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ress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Bus correctly connec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table:style-name="ce4"/>
          <table:table-cell office:value-type="string" calcext:value-type="string">
            <text:p>channel B? Leave as is for the mom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7 MAX23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Label corresponds to compone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labeled Inputs connect to correct net</text:p>
          </table:table-cell>
          <table:table-cell table:style-name="ce4"/>
          <table:table-cell office:value-type="string" calcext:value-type="string">
            <text:p>1uF Ceramic or Tantalu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l Power pins have a decoupling cap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Power pins are connected to the correct voltage rail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unused pins are correctly NC, pull UP or Dow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pinout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Y1 Crystal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Resisto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values for applicatio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ct wattage for applicatio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as required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iod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polarity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ct wattage for application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E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polarity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stor properly calculated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Capacito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rrect polarity if relevan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ct Voltage Rat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J1 Debug Po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J2 DC Ja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J3 RS23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in numbers correspond to function in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print form factor matches Datasheet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CB checks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2" office:value-type="string" calcext:value-type="string">
            <text:p>Run DRC</text:p>
          </table:table-cell>
          <table:table-cell table:style-name="ce1"/>
          <table:table-cell table:number-columns-repeated="16382"/>
        </table:table-row>
        <table:table-row table:style-name="ro1">
          <table:table-cell table:style-name="ce2" office:value-type="string" calcext:value-type="string">
            <text:p>Footprints well aligned</text:p>
          </table:table-cell>
          <table:table-cell table:style-name="ce2" office:value-type="string" calcext:value-type="string">
            <text:p>good enough…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If sockets are planned, enough space</text:p>
          </table:table-cell>
          <table:table-cell table:style-name="ce2" office:value-type="string" calcext:value-type="string">
            <text:p>good enough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PCB markings, date, version, name etc.</text:p>
          </table:table-cell>
          <table:table-cell table:style-name="ce2"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stackup corresponds to factory</text:p>
          </table:table-cell>
          <table:table-cell table:style-name="ce2" office:value-type="string" calcext:value-type="string">
            <text:p>not relevant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limits correspond to factory</text:p>
          </table:table-cell>
          <table:table-cell table:style-name="ce2"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 sensitive tracks under noisy components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calcext:value-type="string">
            <text:p>U1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2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3 decoup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4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5 decoupling</text:p>
          </table:table-cell>
          <table:table-cell office:value-type="string" calcext:value-type="string">
            <text:p>not idea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6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7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1 decoupling</text:p>
          </table:table-cell>
          <table:table-cell office:value-type="string" calcext:value-type="string">
            <text:p>OK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08:34:24.6050910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1T11:28:33.217786404</meta:creation-date>
    <dc:date>2025-05-18T21:24:42.925482631</dc:date>
    <meta:editing-duration>PT19H29M</meta:editing-duration>
    <meta:editing-cycles>93</meta:editing-cycles>
    <meta:generator>LibreOffice/25.2.3.2$Linux_X86_64 LibreOffice_project/520$Build-2</meta:generator>
    <meta:document-statistic meta:table-count="1" meta:cell-count="237" meta:object-count="0"/>
  </office:meta>
</office:document-meta>
</file>